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031ef0"/>
    </style:style>
    <style:style style:name="P3" style:family="paragraph" style:parent-style-name="Heading_20_1">
      <style:text-properties fo:language="de" fo:country="D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ildanalyse</text:h>
      <text:p text:style-name="P1">Das hier sind die Daten, die eine einfache Bildanalyse ausgibt. Die Bildanalysesoftware, die wir hierfür genutzt haben, ist <office:annotation office:name="__Annotation__985_1733192627"><dc:creator>Unknown Author</dc:creator><dc:date>2019-01-26T12:48:26.498000000</dc:date><text:p text:style-name="P4"><text:span text:style-name="T1">Will be linked to photoforensics.com</text:span></text:p></office:annotation>FotoForensics<office:annotation-end office:name="__Annotation__985_1733192627"/>. Professionelle Fotoanalystïnnen könnten noch mehr Informationen aus den Bilddaten extrahieren.</text:p>
      <text:p text:style-name="P1">Die GPS-Koordinaten wurden im Nachhinein von uns zensiert, da sie uns zu präzise waren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Original</text:p>
          </table:table-cell>
          <table:table-cell table:style-name="Table1.B1" office:value-type="string">
            <text:p text:style-name="P2">Anonymisiert</text:p>
          </table:table-cell>
        </table:table-row>
        <table:table-row>
          <table:table-cell table:style-name="Table1.A2" office:value-type="string">
            <text:p text:style-name="P2">Originalbild</text:p>
          </table:table-cell>
          <table:table-cell table:style-name="Table1.B2" office:value-type="string">
            <text:p text:style-name="P2">Anonymisiertes Bild</text:p>
          </table:table-cell>
        </table:table-row>
        <table:table-row>
          <table:table-cell table:style-name="Table1.A2" office:value-type="string">
            <text:p text:style-name="P2">ELA-Bild original</text:p>
          </table:table-cell>
          <table:table-cell table:style-name="Table1.B2" office:value-type="string">
            <text:p text:style-name="P2">ELA-Bild anonymisiert</text:p>
          </table:table-cell>
        </table:table-row>
        <table:table-row>
          <table:table-cell table:style-name="Table1.A2" office:value-type="string">
            <text:p text:style-name="P2">JPEG original</text:p>
          </table:table-cell>
          <table:table-cell table:style-name="Table1.B2" office:value-type="string">
            <text:p text:style-name="P2">JPEG anonymisiert</text:p>
          </table:table-cell>
        </table:table-row>
        <table:table-row>
          <table:table-cell table:style-name="Table1.A2" office:value-type="string">
            <text:p text:style-name="P2">Metadaten original</text:p>
          </table:table-cell>
          <table:table-cell table:style-name="Table1.B2" office:value-type="string">
            <text:p text:style-name="P2">Metadaten anonymisier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2:47:45.534000000</meta:creation-date>
    <dc:date>2019-01-26T12:50:50.235000000</dc:date>
    <meta:editing-duration>PT3M4S</meta:editing-duration>
    <meta:editing-cycles>1</meta:editing-cycles>
    <meta:document-statistic meta:table-count="1" meta:image-count="0" meta:object-count="0" meta:page-count="1" meta:paragraph-count="13" meta:word-count="61" meta:character-count="490" meta:non-whitespace-character-count="442"/>
    <meta:generator>LibreOffice/6.1.4.2$Windows_X86_64 LibreOffice_project/9d0f32d1f0b509096fd65e0d4bec26ddd1938fd3</meta:generator>
  </office:meta>
</office:document-meta>
</file>